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21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3">
          <table:table-cell office:value-type="string" calcext:value-type="string">
            <text:p>Previous Year's Expens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ceptional amount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tilities</text:p>
          </table:table-cell>
          <table:table-cell table:style-name="ce6"/>
          <table:table-cell table:number-columns-repeated="5"/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office:value-type="string" calcext:value-type="string">
            <text:p>36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office:value-type="string" calcext:value-type="string">
            <text:p>36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office:value-type="string" calcext:value-type="string">
            <text:p>3650/03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office:value-type="string" calcext:value-type="string">
            <text:p>3650/01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43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office:value-type="string" calcext:value-type="string">
            <text:p>4350/04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office:value-type="string" calcext:value-type="string">
            <text:p>4350/04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office:value-type="string" calcext:value-type="string">
            <text:p>3250/00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office:value-type="string" calcext:value-type="string">
            <text:p>4350/03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office:value-type="string" calcext:value-type="string">
            <text:p>4350/031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office:value-type="string" calcext:value-type="string">
            <text:p>4350/010</text:p>
          </table:table-cell>
          <table:table-cell/>
          <table:table-cell office:value-type="string" calcext:value-type="string">
            <text:p>Includes pest eradication and painting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office:value-type="string" calcext:value-type="string">
            <text:p>43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office:value-type="string" calcext:value-type="string">
            <text:p>4350/030</text:p>
          </table:table-cell>
          <table:table-cell/>
          <table:table-cell office:value-type="string" calcext:value-type="string">
            <text:p>Need to move some to 4350/031 and 032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office:value-type="string" calcext:value-type="string">
            <text:p>4350/06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office:value-type="string" calcext:value-type="string">
            <text:p>4350/07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office:value-type="string" calcext:value-type="string">
            <text:p>4350/01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office:value-type="string" calcext:value-type="string">
            <text:p>4350/012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office:value-type="string" calcext:value-type="string">
            <text:p>4400/00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office:value-type="string" calcext:value-type="string">
            <text:p>4400/00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office:value-type="string" calcext:value-type="string">
            <text:p>30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office:value-type="string" calcext:value-type="string">
            <text:p>3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office:value-type="string" calcext:value-type="string">
            <text:p>4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office:value-type="string" calcext:value-type="string">
            <text:p>38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46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office:value-type="string" calcext:value-type="string">
            <text:p>4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41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office:value-type="string" calcext:value-type="string">
            <text:p>3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office:value-type="string" calcext:value-type="string">
            <text:p>3950/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2:40:40.436235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1T13:10:31.668397131</dc:date>
    <meta:editing-duration>PT3H47M</meta:editing-duration>
    <meta:editing-cycles>6</meta:editing-cycles>
    <meta:generator>LibreOffice/5.0.6.2$Linux_X86_64 LibreOffice_project/00$Build-2</meta:generator>
    <meta:document-statistic meta:table-count="2" meta:cell-count="97" meta:object-count="0"/>
  </office:meta>
</office:document-meta>
</file>